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4.905cm"/>
    </style:style>
    <style:style style:name="Table1.B" style:family="table-column">
      <style:table-column-properties style:column-width="1.894cm"/>
    </style:style>
    <style:style style:name="Table1.C" style:family="table-column">
      <style:table-column-properties style:column-width="3.905cm"/>
    </style:style>
    <style:style style:name="Table1.D" style:family="table-column">
      <style:table-column-properties style:column-width="3.399cm"/>
    </style:style>
    <style:style style:name="Table1.E" style:family="table-column">
      <style:table-column-properties style:column-width="2.89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67c9" officeooo:paragraph-rsid="001567c9"/>
    </style:style>
    <style:style style:name="P2" style:family="paragraph" style:parent-style-name="Standard">
      <style:paragraph-properties fo:line-height="100%" fo:text-align="justify" style:justify-single-word="false"/>
      <style:text-properties officeooo:rsid="001567c9" officeooo:paragraph-rsid="001567c9"/>
    </style:style>
    <style:style style:name="P3" style:family="paragraph" style:parent-style-name="Standard">
      <style:paragraph-properties fo:line-height="150%" fo:text-align="justify" style:justify-single-word="false"/>
      <style:text-properties fo:font-variant="normal" fo:text-transform="none" fo:color="#000000" style:font-name="LiberationSerif" fo:font-size="12pt" fo:letter-spacing="normal" fo:font-style="normal" fo:font-weight="normal" officeooo:rsid="001567c9" officeooo:paragraph-rsid="001567c9" style:font-size-asian="12pt" style:font-style-asian="normal" style:font-weight-asian="normal" style:font-name-complex="LiberationSerif"/>
    </style:style>
    <style:style style:name="P4" style:family="paragraph" style:parent-style-name="Standard">
      <style:paragraph-properties fo:line-height="100%" fo:text-align="justify" style:justify-single-word="false"/>
      <style:text-properties fo:font-variant="normal" fo:text-transform="none" fo:color="#000000" style:font-name="LiberationSerif" fo:font-size="12pt" fo:letter-spacing="normal" fo:font-style="normal" fo:font-weight="normal" officeooo:rsid="001567c9" officeooo:paragraph-rsid="001567c9" style:font-size-asian="12pt" style:font-style-asian="normal" style:font-weight-asian="normal" style:font-name-complex="LiberationSerif"/>
    </style:style>
    <style:style style:name="P5" style:family="paragraph" style:parent-style-name="Table_20_Contents">
      <style:text-properties officeooo:rsid="001567c9" officeooo:paragraph-rsid="001567c9"/>
    </style:style>
    <style:style style:name="P6" style:family="paragraph" style:parent-style-name="Table_20_Contents">
      <style:paragraph-properties fo:text-align="center" style:justify-single-word="false"/>
      <style:text-properties officeooo:rsid="001567c9" officeooo:paragraph-rsid="001567c9"/>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officeooo:rsid="001567c9" officeooo:paragraph-rsid="001567c9" style:font-weight-asian="bold" style:font-weight-complex="bold"/>
    </style:style>
    <style:style style:name="P9" style:family="paragraph" style:parent-style-name="Table_20_Contents">
      <style:text-properties fo:font-weight="bold" officeooo:rsid="001567c9" officeooo:paragraph-rsid="001567c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envolvimento de Plataforma Robótica Holonômica Omnidirecional</text:p>
      <text:p text:style-name="P2"/>
      <text:p text:style-name="P4">O objetivo do trabalho está relacionado ao desenvolvimento de robôs omnidirecionais. Assim, visando a obter um exemplar que possa ser utilizado em testes de algoritmos de controle de movimentação, será projetada e construída uma plataforma robótica omnidirecional holonômica com um sistema de controle que permita a movimentação seguindo uma trajetória a ser definida. Para tanto, será realizada uma modelagem do sistema e projetado um sistema digital que permita o controle tanto da translação quanto da rotação. O processamento será feito utilizando um computador embarcado e o camndo do acionamento por meio de um microprocessador conectado aos motores. Para sensoriamento e realimentação necessários, serão utilizados encoders nos eixos dos três motores. Se espera obter um movimento preciso operando com velocidades ligeiramente abaixo das que causariam escorregamento das rodas. Como resultado final, espera-se disponibilizar uma base móvel expansível e adequada para futuros trabalhos e desenvolvimento de aplicações em robótica móvel. EXPLICAR MELHOR PARA LEIGOS E COLOCAR BUSINESS NA HISTÓRIA</text:p>
      <text:p text:style-name="P3"/>
      <text:p text:style-name="P1"/>
      <text:p text:style-name="P1">3. Apresentação do produto (máximo 2 páginas)</text:p>
      <text:p text:style-name="P1"/>
      <text:p text:style-name="P1">Apresente o produto que você pretende desenvolver. É permitido incluir desenhos e</text:p>
      <text:p text:style-name="P1">esquemas que ilustrem o funcionamento pretendido.</text:p>
      <text:p text:style-name="P1"/>
      <text:p text:style-name="P1"/>
      <text:p text:style-name="P1">4. Visão de negócio (máximo 2 páginas)</text:p>
      <text:p text:style-name="P1"/>
      <text:p text:style-name="P1">Descreva suas primeiras pesquisas e propostas de modelo de negócio para uma</text:p>
      <text:p text:style-name="P1">potencial empresa inovadora em TPP. Caso a visão de negócio já esteja definida,</text:p>
      <text:p text:style-name="P1">coloque as definições de “segmento de consumidor” e elabore uma “proposta</text:p>
      <text:p text:style-name="P1">de valor”. Relate também as principais empresas nacionais e internacionais que</text:p>
      <text:p text:style-name="P1">desenvolvem produtos ou processos similares – ou seja, a concorrência – e onde sua</text:p>
      <text:p text:style-name="P1">proposta se diferencia da delas.</text:p>
      <text:p text:style-name="P1"/>
      <text:p text:style-name="P1"/>
      <text:p text:style-name="P1">5. Estado da arte (máximo 3 páginas)</text:p>
      <text:p text:style-name="P1"/>
      <text:p text:style-name="P1">Enuncie quais são os desafios científicos e técnicos que o projeto pretende superar e</text:p>
      <text:p text:style-name="P1">os resultados finais almejados. Esta descrição não necessita ser exaustiva, mas deve</text:p>
      <text:p text:style-name="P1">conter informação suficiente para mostrar ao Comitê Julgador que o Coordenador do</text:p>
      <text:p text:style-name="P1">projeto entende e domina o estado atual do conhecimento relacionado ao assunto que</text:p>
      <text:p text:style-name="P1">pretende abordar. É importante utilizar informações da literatura para demonstrar que</text:p>
      <text:p text:style-name="P1">o projeto proposto é viável (em termos técnicos).</text:p>
      <text:p text:style-name="P1"/>
      <text:p text:style-name="P1"/>
      <text:p text:style-name="P1">6. Plano de Trabalho (máximo 2 páginas)</text:p>
      <text:p text:style-name="P1"/>
      <text:p text:style-name="P1"><text:soft-page-break/>Descreva as atividades necessárias para o desenvolvimento do projeto com foco nas</text:p>
      <text:p text:style-name="P1">etapas a serem cumpridas, ou seja, os experimentos, testes e estudos necessários para</text:p>
      <text:p text:style-name="P1">vencer os desafios técnicos e científicos. Explique os mecanismos, procedimentos, pro-</text:p>
      <text:p text:style-name="P1">cessos e técnicas que o grupo utilizará para gerir e executar o projeto.</text:p>
      <text:p text:style-name="P1">Estas atividades devem ser organizadas em um cronograma. Pontue momentos e</text:p>
      <text:p text:style-name="P1">eventos marcantes em que será possível avaliar resultados parciais esperados, espe-</text:p>
      <text:p text:style-name="P1">cialmente os que possam servir para balizar o acompanhamento do sucesso do projeto.</text:p>
      <text:p text:style-name="P1">Justifique a sequência de eventos adotada.</text:p>
      <text:p text:style-name="P1"/>
      <text:p text:style-name="P1"/>
      <text:p text:style-name="P1">7. Orçamento Proposto (máximo 3 páginas)</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Item</text:p>
          </table:table-cell>
          <table:table-cell table:style-name="Table1.A1" office:value-type="string">
            <text:p text:style-name="P8">Quant.</text:p>
          </table:table-cell>
          <table:table-cell table:style-name="Table1.A1" office:value-type="string">
            <text:p text:style-name="P8">Descrição</text:p>
          </table:table-cell>
          <table:table-cell table:style-name="Table1.A1" office:value-type="string">
            <text:p text:style-name="P8">Preço Unitário</text:p>
          </table:table-cell>
          <table:table-cell table:style-name="Table1.E1" office:value-type="string">
            <text:p text:style-name="P8">Custo Total</text:p>
          </table:table-cell>
        </table:table-row>
        <table:table-row>
          <table:table-cell table:style-name="Table1.A2" office:value-type="string">
            <text:p text:style-name="P5">Rodas</text:p>
          </table:table-cell>
          <table:table-cell table:style-name="Table1.A2" office:value-type="string">
            <text:p text:style-name="P6">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Impostos de imp.</text:p>
          </table:table-cell>
          <table:table-cell table:style-name="Table1.A2" office:value-type="string">
            <text:p text:style-name="P6"/>
          </table:table-cell>
          <table:table-cell table:style-name="Table1.A2" office:value-type="string">
            <text:p text:style-name="P5">Apro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Motores c/encoder</text:p>
          </table:table-cell>
          <table:table-cell table:style-name="Table1.A2" office:value-type="string">
            <text:p text:style-name="P6">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Drivers</text:p>
          </table:table-cell>
          <table:table-cell table:style-name="Table1.A2" office:value-type="string">
            <text:p text:style-name="P6">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Arduino</text:p>
          </table:table-cell>
          <table:table-cell table:style-name="Table1.A2" office:value-type="string">
            <text:p text:style-name="P7"/>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Orange Pi</text:p>
          </table:table-cell>
          <table:table-cell table:style-name="Table1.A2" office:value-type="string">
            <text:p text:style-name="P7"/>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Estrutura</text:p>
          </table:table-cell>
          <table:table-cell table:style-name="Table1.A2" office:value-type="string">
            <text:p text:style-name="P7"/>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Cabos</text:p>
          </table:table-cell>
          <table:table-cell table:style-name="Table1.A2" office:value-type="string">
            <text:p text:style-name="P7"/>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table:number-columns-spanned="4" office:value-type="string">
            <text:p text:style-name="P9">Orçamento total:</text:p>
          </table:table-cell>
          <table:covered-table-cell/>
          <table:covered-table-cell/>
          <table:covered-table-cell/>
          <table:table-cell table:style-name="Table1.E2" office:value-type="string">
            <text:p text:style-name="Table_20_Contents"/>
          </table:table-cell>
        </table:table-row>
      </table:table>
      <text:p text:style-name="P1"/>
      <text:p text:style-name="P1"/>
      <text:p text:style-name="P1">8. Dados gerais e descrição de qualificações da equipe (1 página para dados</text:p>
      <text:p text:style-name="P1">gerais e 1 página para qualificações)</text:p>
      <text:p text:style-name="P1"/>
      <text:p text:style-name="P1">2.1 - Dados do Coordenador:</text:p>
      <text:p text:style-name="P1">2.1.1 – Nome: Emílio Dolgener Cantú</text:p>
      <text:p text:style-name="P1">2.1.2 – E-mail: emiliocan@gmail.com</text:p>
      <text:p text:style-name="P1">2. 1.3 – Telefone: (51) 999702-9006</text:p>
      <text:p text:style-name="P1">2. 1.4 - Celular</text:p>
      <text:p text:style-name="P1">2.1.5 – Cédula de Identidade:</text:p>
      <text:p text:style-name="P1">2.1.6 – CPF:</text:p>
      <text:p text:style-name="P1">2.1.7 – Data de Nascimento:</text:p>
      <text:p text:style-name="P1">2.1.8 – Endereço:</text:p>
      <text:p text:style-name="P1">2.1.9 – Instituição de Ensino:</text:p>
      <text:p text:style-name="P1">2.1. 10 – Curso de Graduação:</text:p>
      <text:p text:style-name="P1">2.1.11 – Semestre atual matriculado:</text:p>
      <text:p text:style-name="P1">2.1.12 – Matriculado na disciplina de TCC pelo menos até agosto de 2017: Sim/Não</text:p>
      <text:p text:style-name="P1">Obs: Para o caso do coordenador do projeto essa condição é obrigatória. Para</text:p>
      <text:p text:style-name="P1">o caso dos membros da equipe, pelo menos mais um participante deve estar</text:p>
      <text:p text:style-name="P1">matriculado na disciplina de TCC.</text:p>
      <text:p text:style-name="P1">2.2 - Dados do Membro 1 (idem ao 2.1)</text:p>
      <text:p text:style-name="P1">2.3 - Dados do Membro 2 (idem ao 2.1)</text:p>
      <text:p text:style-name="P1">2.4 - Dados do Membro 3 (idem ao 2.1)</text:p>
      <text:p text:style-name="P1">Obs: Para o caso do coordenador do projeto essa condição é obrigatória. Para</text:p>
      <text:p text:style-name="P1">o caso dos membros da equipe, pelo menos mais um participante deve estar</text:p>
      <text:p text:style-name="P1"><text:soft-page-break/>matriculado na disciplina de TCC.</text:p>
      <text:p text:style-name="P1"/>
      <text:p text:style-name="P1">Coordenador de projeto (máximo 1 página): Descreva os trabalhos e experiências</text:p>
      <text:p text:style-name="P1">anteriores do Coordenador que sejam relevantes para o projeto proposto,</text:p>
      <text:p text:style-name="P1">mostrando que ele tem capacitação para conduzir o projeto. É interessante ressaltar</text:p>
      <text:p text:style-name="P1">experiências no tema do projeto e/ou no desenvolvimento de projetos similares.</text:p>
      <text:p text:style-name="P1">Justifique com resultados obtidos anteriormente e que estejam documentados</text:p>
      <text:p text:style-name="P1">em artigos científicos, patentes, relatórios e/ou outras documentações. Incluir o</text:p>
      <text:p text:style-name="P1">link para o currículo Lattes. O Coordenador será responsabilizado por todas as</text:p>
      <text:p text:style-name="P1">ações dos demais integrantes do grupo e será seu único interlocutor com a equipe</text:p>
      <text:p text:style-name="P1">do programa.</text:p>
      <text:p text:style-name="P1"/>
      <text:p text:style-name="P1">Membros da equipe (máximo 1 página por membro): Identifique os outros três</text:p>
      <text:p text:style-name="P1">integrantes da equipe, descrevendo suas qualificações individuais e que tarefas</text:p>
      <text:p text:style-name="P1">vão desempenhar no projeto. Ressalte a experiência prévia de cada um no</text:p>
      <text:p text:style-name="P1">desenvolvimento de projetos similares e inclua os links para o currículo Lattes dos</text:p>
      <text:p text:style-name="P1">três.</text:p>
      <text:p text:style-name="P1"/>
      <text:p text:style-name="P1">9. Referência bibliográficas</text:p>
      <text:p text:style-name="P1"><text:tab/> a. Artigos científicos e técnicos: Listar os artigos científicos e técnicos,</text:p>
      <text:p text:style-name="P1">apresentações em conferência ou capítulos de livros que sirvam para fundamentar</text:p>
      <text:p text:style-name="P1">o projeto de pesquisa e que tenham sido referenciados no corpo do texto do</text:p>
      <text:p text:style-name="P1">projeto.</text:p>
      <text:p text:style-name="P1"><text:tab/> b. Patentes e outros documentos de Propriedade Intele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09:25:00.888635245</meta:creation-date>
    <dc:date>2017-04-12T09:34:48.202388294</dc:date>
    <meta:editing-duration>PT9M47S</meta:editing-duration>
    <meta:editing-cycles>2</meta:editing-cycles>
    <meta:generator>LibreOffice/5.1.6.2$Linux_X86_64 LibreOffice_project/10m0$Build-2</meta:generator>
    <meta:document-statistic meta:table-count="1" meta:image-count="0" meta:object-count="0" meta:page-count="3" meta:paragraph-count="91" meta:word-count="819" meta:character-count="5396" meta:non-whitespace-character-count="4651"/>
  </office:meta>
</office:document-meta>
</file>